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style:font-name="Segoe UI Emoji" style:font-name-asian="Segoe UI Emoji" style:font-name-complex="Segoe UI Emoji"/>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
      <text:p text:style-name="Standard"><text:span text:style-name="T2">SMART</text:span></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Soooo, move method needs more types, and put this move method to other<text:s/>executeArithmetics, because there are += -= etc.</text:p>
      <text:p text:style-name="Standard">-TEST WHAT YOU ALREADY HAVE<text:s/></text:p>
      <text:p text:style-name="Standard">-Implement special functions: adding, deleting,<text:s/></text:p>
      <text:p text:style-name="Standard">-Killing entities: set “deleted” variable to true, all events will ignore these entities, remove “deleted” entities after finishing current event instructions.</text:p>
      <text:p text:style-name="Standard">-Adding entities: push all new entities to a virtual stack, modify this virtual stack if needed and in the end push the virtual stack onto the real Objects stack.</text:p>
      <text:p text:style-name="Standard">-Implement dynamic adding and deleting objects and their modules.<text:s/></text:p>
      <text:p text:style-name="Standard">-Implement operation execution.</text:p>
      <text:p text:style-name="Standard">-Implement dynamic variables.</text:p>
      <text:p text:style-name="Standard">-When changing amount of objects, dereference selectedObject - addresses can change.</text:p>
      <text:p text:style-name="Standard">-Implement while loops and directives – add repetition and group flow management to if statements.</text:p>
      <text:p text:style-name="Standard">-Implement variable change detection and add it to triggers lookup table.</text:p>
      <text:p text:style-name="Standard">-Ignore deactivated events.</text:p>
      <text:p text:style-name="Standard">-Create new event system.</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Move Linux and Windows .exe to different folders. Right now, after changing the system, you are forced to recompile the whole executable.</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Coconut.jpg but banana version<text:s/><text:span text:style-name="T4">😊</text:span></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soft-page-break/>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egoe UI Emoji" svg:font-family="Segoe UI Emoj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08-11T21:45:00Z</dc:date>
    <meta:template xlink:href="Normal.dotm" xlink:type="simple"/>
    <meta:editing-cycles>493</meta:editing-cycles>
    <meta:editing-duration>PT506700S</meta:editing-duration>
    <meta:document-statistic meta:page-count="5" meta:paragraph-count="22" meta:word-count="1683" meta:character-count="11260" meta:row-count="79" meta:non-whitespace-character-count="9599"/>
  </office:meta>
</office:document-meta>
</file>